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a5d2" officeooo:paragraph-rsid="001aa5d2"/>
    </style:style>
    <style:style style:name="P2" style:family="paragraph" style:parent-style-name="Standard">
      <style:text-properties officeooo:rsid="001aa5d2" officeooo:paragraph-rsid="001ba3ef"/>
    </style:style>
    <style:style style:name="P3" style:family="paragraph" style:parent-style-name="Standard">
      <style:text-properties officeooo:paragraph-rsid="001ba3ef"/>
    </style:style>
    <style:style style:name="P4" style:family="paragraph" style:parent-style-name="Standard">
      <style:text-properties officeooo:rsid="001ba3ef" officeooo:paragraph-rsid="001ba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-2 </text:p>
      <text:p text:style-name="P1"/>
      <text:p text:style-name="P1"/>
      <text:p text:style-name="P1"/>
      <text:p text:style-name="P1"/>
      <text:p text:style-name="P1"/>
      <text:p text:style-name="P1">Database changed</text:p>
      <text:p text:style-name="P1">mysql&gt; SHOW TABLES;</text:p>
      <text:p text:style-name="P1">+-----------------------+</text:p>
      <text:p text:style-name="P1">| Tables_in_student_tb <text:s/>|</text:p>
      <text:p text:style-name="P1">+-----------------------+</text:p>
      <text:p text:style-name="P1">| BRANCH <text:s text:c="15"/>|</text:p>
      <text:p text:style-name="P1">| COMPANY <text:s text:c="14"/>|</text:p>
      <text:p text:style-name="P1">| EMPLOYEE <text:s text:c="13"/>|</text:p>
      <text:p text:style-name="P1">| MANAGES <text:s text:c="14"/>|</text:p>
      <text:p text:style-name="P1">| ORACLE <text:s text:c="15"/>|</text:p>
      <text:p text:style-name="P1">| ORACLE_HIGH_SALARY <text:s text:c="3"/>|</text:p>
      <text:p text:style-name="P1">| SALARY_employees <text:s text:c="5"/>|</text:p>
      <text:p text:style-name="P1">| WORKS <text:s text:c="16"/>|</text:p>
      <text:p text:style-name="P1">| ZS_EMPLOYEES <text:s text:c="9"/>|</text:p>
      <text:p text:style-name="P1">| high_employees <text:s text:c="7"/>|</text:p>
      <text:p text:style-name="P1">| high_salary_employees |</text:p>
      <text:p text:style-name="P1">| s <text:s text:c="20"/>|</text:p>
      <text:p text:style-name="P1">| sequence <text:s text:c="13"/>|</text:p>
      <text:p text:style-name="P1">| stud <text:s text:c="17"/>|</text:p>
      <text:p text:style-name="P1">+-----------------------+</text:p>
      <text:p text:style-name="P1">14 rows in set (0.00 sec)</text:p>
      <text:p text:style-name="P1"/>
      <text:p text:style-name="P1">mysql&gt; SELECT* FROM EMPLOYEE;</text:p>
      <text:p text:style-name="P1">+--------+---------+----------+------------------+</text:p>
      <text:p text:style-name="P1">| name <text:s text:c="2"/>| street <text:s/>| city <text:s text:c="4"/>| email_id <text:s text:c="8"/>|</text:p>
      <text:p text:style-name="P1">+--------+---------+----------+------------------+</text:p>
      <text:p text:style-name="P1">| harry <text:s/>| vc <text:s text:c="5"/>| delhi <text:s text:c="3"/>| harry@gmail.com <text:s/>|</text:p>
      <text:p text:style-name="P1">| john <text:s text:c="2"/>| oldtown | ottawa <text:s text:c="2"/>| john@gmail.com <text:s text:c="2"/>|</text:p>
      <text:p text:style-name="P1">| ram <text:s text:c="3"/>| mg <text:s text:c="5"/>| pune <text:s text:c="4"/>| ram@gmail.com <text:s text:c="3"/>|</text:p>
      <text:p text:style-name="P1">| ramesh | bakshi <text:s/>| jamnagar | ramesh@gmail.com |</text:p>
      <text:p text:style-name="P1">| rishi <text:s/>| fc <text:s text:c="5"/>| pune <text:s text:c="4"/>| rishi@gmail.com <text:s/>|</text:p>
      <text:p text:style-name="P1">| somil <text:s/>| break <text:s text:c="2"/>| mumbai <text:s text:c="2"/>| somil@gmail.com <text:s/>|</text:p>
      <text:p text:style-name="P1">| sunita | tano <text:s text:c="3"/>| jaipur <text:s text:c="2"/>| sunita@gmail.com |</text:p>
      <text:p text:style-name="P1">| tanmay | won <text:s text:c="4"/>| mumbai <text:s text:c="2"/>| tanmay@gmail.com |</text:p>
      <text:p text:style-name="P1">+--------+---------+----------+------------------+</text:p>
      <text:p text:style-name="P1">8 rows in set (0.00 sec)</text:p>
      <text:p text:style-name="P1"/>
      <text:p text:style-name="P1">mysql&gt; SELECT* FROM COMPANY;</text:p>
      <text:p text:style-name="P1">+--------------+---------+</text:p>
      <text:p text:style-name="P1">| company_name | city <text:s text:c="3"/>|</text:p>
      <text:p text:style-name="P1">+--------------+---------+</text:p>
      <text:p text:style-name="P1">| Amazon <text:s text:c="6"/>| delhi <text:s text:c="2"/>|</text:p>
      <text:p text:style-name="P1">| Amazon <text:s text:c="6"/>| mumbai <text:s/>|</text:p>
      <text:p text:style-name="P1">| oracle <text:s text:c="6"/>| mumbai <text:s/>|</text:p>
      <text:p text:style-name="P1">| oracle <text:s text:c="6"/>| noida <text:s text:c="2"/>|</text:p>
      <text:p text:style-name="P1">| oracle <text:s text:c="6"/>| pune <text:s text:c="3"/>|</text:p>
      <text:p text:style-name="P1"><text:soft-page-break/>| ZS <text:s text:c="10"/>| mumbai <text:s/>|</text:p>
      <text:p text:style-name="P1">+--------------+---------+</text:p>
      <text:p text:style-name="P1">6 rows in set (0.00 sec)</text:p>
      <text:p text:style-name="P1"/>
      <text:p text:style-name="P1">mysql&gt; SELECT* FROM WORKS;</text:p>
      <text:p text:style-name="P1">+--------------+--------+------------------+</text:p>
      <text:p text:style-name="P1">| company_name | salary | email_id <text:s text:c="8"/>|</text:p>
      <text:p text:style-name="P1">+--------------+--------+------------------+</text:p>
      <text:p text:style-name="P1">| Amazon <text:s text:c="6"/>| <text:s/>10000 | harry@gmail.com <text:s/>|</text:p>
      <text:p text:style-name="P1">| ZS <text:s text:c="10"/>| <text:s/>60000 | John@gmail.com <text:s text:c="2"/>|</text:p>
      <text:p text:style-name="P1">| oracle <text:s text:c="6"/>| 100000 | rishi@gmail.com <text:s/>|</text:p>
      <text:p text:style-name="P1">| oracle <text:s text:c="6"/>| <text:s/>70000 | shruti@gmail.com |</text:p>
      <text:p text:style-name="P1">| Amazon <text:s text:c="6"/>| <text:s/>10000 | tanmay@gmail.com |</text:p>
      <text:p text:style-name="P1">| oracle <text:s text:c="6"/>| <text:s/>90000 | tanvi@gmail.com <text:s/>|</text:p>
      <text:p text:style-name="P1">+--------------+--------+------------------+</text:p>
      <text:p text:style-name="P1">6 rows in set (0.00 sec)</text:p>
      <text:p text:style-name="P1"/>
      <text:p text:style-name="P1">mysql&gt; SELECT* FROM MANAGES;</text:p>
      <text:p text:style-name="P1">+------------------+-------------------+</text:p>
      <text:p text:style-name="P1">| email_id <text:s text:c="8"/>| dept_name <text:s text:c="8"/>|</text:p>
      <text:p text:style-name="P1">+------------------+-------------------+</text:p>
      <text:p text:style-name="P1">| sunita@gmai.com <text:s/>| data analyst <text:s text:c="5"/>|</text:p>
      <text:p text:style-name="P1">| rishi@gmail.com <text:s/>| data architect <text:s text:c="3"/>|</text:p>
      <text:p text:style-name="P1">| somil@gmail.com <text:s/>| financial analyst |</text:p>
      <text:p text:style-name="P1">| tanvi@gmail.com <text:s/>| HR Manager <text:s text:c="7"/>|</text:p>
      <text:p text:style-name="P1">| shruti@gmail.com | Manager <text:s text:c="10"/>|</text:p>
      <text:p text:style-name="P1">+------------------+-------------------+</text:p>
      <text:p text:style-name="P1">5 rows in set (0.01 sec)</text:p>
      <text:p text:style-name="P1"/>
      <text:p text:style-name="P1"/>
      <text:p text:style-name="P1"/>
      <text:p text:style-name="P1">mysql&gt; SELECT </text:p>
      <text:p text:style-name="P1"><text:s text:c="4"/>-&gt; <text:s text:c="4"/>EMPLOYEE.name AS employee_name,</text:p>
      <text:p text:style-name="P1"><text:s text:c="4"/>-&gt; <text:s text:c="4"/>EMPLOYEE.street,</text:p>
      <text:p text:style-name="P1"><text:s text:c="4"/>-&gt; <text:s text:c="4"/>EMPLOYEE.city AS employee_city,</text:p>
      <text:p text:style-name="P1"><text:s text:c="4"/>-&gt; <text:s text:c="4"/>EMPLOYEE.email_id,</text:p>
      <text:p text:style-name="P1"><text:s text:c="4"/>-&gt; <text:s text:c="4"/>COMPANY.company_name,</text:p>
      <text:p text:style-name="P1"><text:s text:c="4"/>-&gt; <text:s text:c="4"/>COMPANY.city AS company_city</text:p>
      <text:p text:style-name="P1"><text:s text:c="4"/>-&gt; FROM EMPLOYEE</text:p>
      <text:p text:style-name="P1"><text:s text:c="4"/>-&gt; LEFT JOIN COMPANY ON EMPLOYEE.city = COMPANY.city</text:p>
      <text:p text:style-name="P1"><text:s text:c="4"/>-&gt; WHERE COMPANY.city IN ('delhi', 'mumbai') OR COMPANY.city IS NULL</text:p>
      <text:p text:style-name="P1"><text:s text:c="4"/>-&gt; </text:p>
      <text:p text:style-name="P1"><text:s text:c="4"/>-&gt; UNION</text:p>
      <text:p text:style-name="P1"><text:s text:c="4"/>-&gt; </text:p>
      <text:p text:style-name="P1"><text:s text:c="4"/>-&gt; -- RIGHT JOIN: All companies in 'delhi' or 'mumbai' and their employees</text:p>
      <text:p text:style-name="P1"><text:s text:c="4"/>-&gt; SELECT </text:p>
      <text:p text:style-name="P1"><text:s text:c="4"/>-&gt; <text:s text:c="4"/>EMPLOYEE.name AS employee_name,</text:p>
      <text:p text:style-name="P1"><text:s text:c="4"/>-&gt; <text:s text:c="4"/>EMPLOYEE.street,</text:p>
      <text:p text:style-name="P1"><text:s text:c="4"/>-&gt; <text:s text:c="4"/>EMPLOYEE.city AS employee_city,</text:p>
      <text:p text:style-name="P1"><text:s text:c="4"/>-&gt; <text:s text:c="4"/>EMPLOYEE.email_id,</text:p>
      <text:p text:style-name="P1"><text:s text:c="4"/>-&gt; <text:s text:c="4"/>COMPANY.company_name,</text:p>
      <text:p text:style-name="P1"><text:s text:c="4"/>-&gt; <text:s text:c="4"/>COMPANY.city AS company_city</text:p>
      <text:p text:style-name="P1"><text:soft-page-break/><text:s text:c="4"/>-&gt; FROM EMPLOYEE</text:p>
      <text:p text:style-name="P1"><text:s text:c="4"/>-&gt; RIGHT JOIN COMPANY ON EMPLOYEE.city = COMPANY.city</text:p>
      <text:p text:style-name="P1"><text:s text:c="4"/>-&gt; WHERE COMPANY.city IN ('delhi', 'mumbai') OR EMPLOYEE.city IS NULL;</text:p>
      <text:p text:style-name="P1">+---------------+---------+---------------+------------------+--------------+--------------+</text:p>
      <text:p text:style-name="P1">| employee_name | street <text:s/>| employee_city | email_id <text:s text:c="8"/>| company_name | company_city |</text:p>
      <text:p text:style-name="P1">+---------------+---------+---------------+------------------+--------------+--------------+</text:p>
      <text:p text:style-name="P1">| harry <text:s text:c="8"/>| vc <text:s text:c="5"/>| delhi <text:s text:c="8"/>| harry@gmail.com <text:s/>| Amazon <text:s text:c="6"/>| delhi <text:s text:c="7"/>|</text:p>
      <text:p text:style-name="P1">| john <text:s text:c="9"/>| oldtown | ottawa <text:s text:c="7"/>| john@gmail.com <text:s text:c="2"/>| NULL <text:s text:c="8"/>| NULL <text:s text:c="8"/>|</text:p>
      <text:p text:style-name="P1">| ramesh <text:s text:c="7"/>| bakshi <text:s/>| jamnagar <text:s text:c="5"/>| ramesh@gmail.com | NULL <text:s text:c="8"/>| NULL <text:s text:c="8"/>|</text:p>
      <text:p text:style-name="P1">| somil <text:s text:c="8"/>| break <text:s text:c="2"/>| mumbai <text:s text:c="7"/>| somil@gmail.com <text:s/>| Amazon <text:s text:c="6"/>| mumbai <text:s text:c="6"/>|</text:p>
      <text:p text:style-name="P1">| somil <text:s text:c="8"/>| break <text:s text:c="2"/>| mumbai <text:s text:c="7"/>| somil@gmail.com <text:s/>| oracle <text:s text:c="6"/>| mumbai <text:s text:c="6"/>|</text:p>
      <text:p text:style-name="P1">| somil <text:s text:c="8"/>| break <text:s text:c="2"/>| mumbai <text:s text:c="7"/>| somil@gmail.com <text:s/>| ZS <text:s text:c="10"/>| mumbai <text:s text:c="6"/>|</text:p>
      <text:p text:style-name="P1">| sunita <text:s text:c="7"/>| tano <text:s text:c="3"/>| jaipur <text:s text:c="7"/>| sunita@gmail.com | NULL <text:s text:c="8"/>| NULL <text:s text:c="8"/>|</text:p>
      <text:p text:style-name="P1">| tanmay <text:s text:c="7"/>| won <text:s text:c="4"/>| mumbai <text:s text:c="7"/>| tanmay@gmail.com | Amazon <text:s text:c="6"/>| mumbai <text:s text:c="6"/>|</text:p>
      <text:p text:style-name="P1">| tanmay <text:s text:c="7"/>| won <text:s text:c="4"/>| mumbai <text:s text:c="7"/>| tanmay@gmail.com | oracle <text:s text:c="6"/>| mumbai <text:s text:c="6"/>|</text:p>
      <text:p text:style-name="P1">| tanmay <text:s text:c="7"/>| won <text:s text:c="4"/>| mumbai <text:s text:c="7"/>| tanmay@gmail.com | ZS <text:s text:c="10"/>| mumbai <text:s text:c="6"/>|</text:p>
      <text:p text:style-name="P1">| NULL <text:s text:c="9"/>| NULL <text:s text:c="3"/>| NULL <text:s text:c="9"/>| NULL <text:s text:c="12"/>| oracle <text:s text:c="6"/>| noida <text:s text:c="7"/>|</text:p>
      <text:p text:style-name="P1">+---------------+---------+---------------+------------------+--------------+--------------+</text:p>
      <text:p text:style-name="P1">11 rows in set (0.00 sec)</text:p>
      <text:p text:style-name="P1"/>
      <text:p text:style-name="P1">mysql&gt; SELECT *</text:p>
      <text:p text:style-name="P1"><text:s text:c="4"/>-&gt; FROM (</text:p>
      <text:p text:style-name="P1"><text:s text:c="4"/>-&gt; <text:s text:c="4"/>-- Emulate FULL OUTER JOIN using UNION</text:p>
      <text:p text:style-name="P1"><text:s text:c="4"/>-&gt; <text:s text:c="4"/>SELECT </text:p>
      <text:p text:style-name="P1"><text:s text:c="4"/>-&gt; <text:s text:c="8"/>EMPLOYEE.name AS employee_name,</text:p>
      <text:p text:style-name="P1"><text:s text:c="4"/>-&gt; <text:s text:c="8"/>EMPLOYEE.street,</text:p>
      <text:p text:style-name="P1"><text:s text:c="4"/>-&gt; <text:s text:c="8"/>EMPLOYEE.city AS employee_city,</text:p>
      <text:p text:style-name="P1"><text:s text:c="4"/>-&gt; <text:s text:c="8"/>EMPLOYEE.email_id,</text:p>
      <text:p text:style-name="P1"><text:s text:c="4"/>-&gt; <text:s text:c="8"/>COMPANY.company_name,</text:p>
      <text:p text:style-name="P1"><text:s text:c="4"/>-&gt; <text:s text:c="8"/>COMPANY.city AS company_city</text:p>
      <text:p text:style-name="P1"><text:s text:c="4"/>-&gt; <text:s text:c="4"/>FROM EMPLOYEE</text:p>
      <text:p text:style-name="P1"><text:s text:c="4"/>-&gt; <text:s text:c="4"/>LEFT JOIN COMPANY ON EMPLOYEE.city = COMPANY.city</text:p>
      <text:p text:style-name="P1"><text:s text:c="4"/>-&gt; </text:p>
      <text:p text:style-name="P1"><text:s text:c="4"/>-&gt; <text:s text:c="4"/>UNION</text:p>
      <text:p text:style-name="P1"><text:s text:c="4"/>-&gt; </text:p>
      <text:p text:style-name="P1"><text:s text:c="4"/>-&gt; <text:s text:c="4"/>SELECT </text:p>
      <text:p text:style-name="P1"><text:s text:c="4"/>-&gt; <text:s text:c="8"/>EMPLOYEE.name AS employee_name,</text:p>
      <text:p text:style-name="P1"><text:s text:c="4"/>-&gt; <text:s text:c="8"/>EMPLOYEE.street,</text:p>
      <text:p text:style-name="P1"><text:s text:c="4"/>-&gt; <text:s text:c="8"/>EMPLOYEE.city AS employee_city,</text:p>
      <text:p text:style-name="P1"><text:s text:c="4"/>-&gt; <text:s text:c="8"/>EMPLOYEE.email_id,</text:p>
      <text:p text:style-name="P1"><text:s text:c="4"/>-&gt; <text:s text:c="8"/>COMPANY.company_name,</text:p>
      <text:p text:style-name="P1"><text:s text:c="4"/>-&gt; <text:s text:c="8"/>COMPANY.city AS company_city</text:p>
      <text:p text:style-name="P1"><text:s text:c="4"/>-&gt; <text:s text:c="4"/>FROM EMPLOYEE</text:p>
      <text:p text:style-name="P1"><text:s text:c="4"/>-&gt; <text:s text:c="4"/>RIGHT JOIN COMPANY ON EMPLOYEE.city = COMPANY.city</text:p>
      <text:p text:style-name="P1"><text:s text:c="4"/>-&gt; ) AS full_outer_result</text:p>
      <text:p text:style-name="P1"><text:s text:c="4"/>-&gt; WHERE employee_city IN ('delhi', 'mumbai');</text:p>
      <text:p text:style-name="P1">+---------------+--------+---------------+------------------+--------------+--------------+</text:p>
      <text:p text:style-name="P1">| employee_name | street | employee_city | email_id <text:s text:c="8"/>| company_name | company_city |</text:p>
      <text:p text:style-name="P1">+---------------+--------+---------------+------------------+--------------+--------------+</text:p>
      <text:p text:style-name="P1">| harry <text:s text:c="8"/>| vc <text:s text:c="4"/>| delhi <text:s text:c="8"/>| harry@gmail.com <text:s/>| Amazon <text:s text:c="6"/>| delhi <text:s text:c="7"/>|</text:p>
      <text:p text:style-name="P1">| somil <text:s text:c="8"/>| break <text:s/>| mumbai <text:s text:c="7"/>| somil@gmail.com <text:s/>| Amazon <text:s text:c="6"/>| mumbai <text:s text:c="6"/>|</text:p>
      <text:p text:style-name="P1">| somil <text:s text:c="8"/>| break <text:s/>| mumbai <text:s text:c="7"/>| somil@gmail.com <text:s/>| oracle <text:s text:c="6"/>| mumbai <text:s text:c="6"/>|</text:p>
      <text:p text:style-name="P1"><text:soft-page-break/>| somil <text:s text:c="8"/>| break <text:s/>| mumbai <text:s text:c="7"/>| somil@gmail.com <text:s/>| ZS <text:s text:c="10"/>| mumbai <text:s text:c="6"/>|</text:p>
      <text:p text:style-name="P1">| tanmay <text:s text:c="7"/>| won <text:s text:c="3"/>| mumbai <text:s text:c="7"/>| tanmay@gmail.com | Amazon <text:s text:c="6"/>| mumbai <text:s text:c="6"/>|</text:p>
      <text:p text:style-name="P1">| tanmay <text:s text:c="7"/>| won <text:s text:c="3"/>| mumbai <text:s text:c="7"/>| tanmay@gmail.com | oracle <text:s text:c="6"/>| mumbai <text:s text:c="6"/>|</text:p>
      <text:p text:style-name="P1">| tanmay <text:s text:c="7"/>| won <text:s text:c="3"/>| mumbai <text:s text:c="7"/>| tanmay@gmail.com | ZS <text:s text:c="10"/>| mumbai <text:s text:c="6"/>|</text:p>
      <text:p text:style-name="P1">+---------------+--------+---------------+------------------+--------------+--------------+</text:p>
      <text:p text:style-name="P1">7 rows in set (0.00 sec)</text:p>
      <text:p text:style-name="P1"/>
      <text:p text:style-name="P1">mysql&gt; SELECT </text:p>
      <text:p text:style-name="P1"><text:s text:c="4"/>-&gt; <text:s text:c="4"/>EMPLOYEE.name AS employee_name,</text:p>
      <text:p text:style-name="P1"><text:s text:c="4"/>-&gt; <text:s text:c="4"/>EMPLOYEE.street,</text:p>
      <text:p text:style-name="P1"><text:s text:c="4"/>-&gt; <text:s text:c="4"/>EMPLOYEE.city AS employee_city,</text:p>
      <text:p text:style-name="P1"><text:s text:c="4"/>-&gt; <text:s text:c="4"/>EMPLOYEE.email_id,</text:p>
      <text:p text:style-name="P1"><text:s text:c="4"/>-&gt; <text:s text:c="4"/>COMPANY.company_name,</text:p>
      <text:p text:style-name="P1"><text:s text:c="4"/>-&gt; <text:s text:c="4"/>COMPANY.city AS company_city</text:p>
      <text:p text:style-name="P1"><text:s text:c="4"/>-&gt; FROM EMPLOYEE</text:p>
      <text:p text:style-name="P1"><text:s text:c="4"/>-&gt; RIGHT JOIN COMPANY ON EMPLOYEE.city = COMPANY.city;</text:p>
      <text:p text:style-name="P1">+---------------+--------+---------------+------------------+--------------+--------------+</text:p>
      <text:p text:style-name="P1">| employee_name | street | employee_city | email_id <text:s text:c="8"/>| company_name | company_city |</text:p>
      <text:p text:style-name="P1">+---------------+--------+---------------+------------------+--------------+--------------+</text:p>
      <text:p text:style-name="P1">| harry <text:s text:c="8"/>| vc <text:s text:c="4"/>| delhi <text:s text:c="8"/>| harry@gmail.com <text:s/>| Amazon <text:s text:c="6"/>| delhi <text:s text:c="7"/>|</text:p>
      <text:p text:style-name="P1">| somil <text:s text:c="8"/>| break <text:s/>| mumbai <text:s text:c="7"/>| somil@gmail.com <text:s/>| Amazon <text:s text:c="6"/>| mumbai <text:s text:c="6"/>|</text:p>
      <text:p text:style-name="P1">| tanmay <text:s text:c="7"/>| won <text:s text:c="3"/>| mumbai <text:s text:c="7"/>| tanmay@gmail.com | Amazon <text:s text:c="6"/>| mumbai <text:s text:c="6"/>|</text:p>
      <text:p text:style-name="P1">| somil <text:s text:c="8"/>| break <text:s/>| mumbai <text:s text:c="7"/>| somil@gmail.com <text:s/>| oracle <text:s text:c="6"/>| mumbai <text:s text:c="6"/>|</text:p>
      <text:p text:style-name="P1">| tanmay <text:s text:c="7"/>| won <text:s text:c="3"/>| mumbai <text:s text:c="7"/>| tanmay@gmail.com | oracle <text:s text:c="6"/>| mumbai <text:s text:c="6"/>|</text:p>
      <text:p text:style-name="P1">| NULL <text:s text:c="9"/>| NULL <text:s text:c="2"/>| NULL <text:s text:c="9"/>| NULL <text:s text:c="12"/>| oracle <text:s text:c="6"/>| noida <text:s text:c="7"/>|</text:p>
      <text:p text:style-name="P1">| ram <text:s text:c="10"/>| mg <text:s text:c="4"/>| pune <text:s text:c="9"/>| ram@gmail.com <text:s text:c="3"/>| oracle <text:s text:c="6"/>| pune <text:s text:c="8"/>|</text:p>
      <text:p text:style-name="P1">| rishi <text:s text:c="8"/>| fc <text:s text:c="4"/>| pune <text:s text:c="9"/>| rishi@gmail.com <text:s/>| oracle <text:s text:c="6"/>| pune <text:s text:c="8"/>|</text:p>
      <text:p text:style-name="P1">| somil <text:s text:c="8"/>| break <text:s/>| mumbai <text:s text:c="7"/>| somil@gmail.com <text:s/>| ZS <text:s text:c="10"/>| mumbai <text:s text:c="6"/>|</text:p>
      <text:p text:style-name="P1">| tanmay <text:s text:c="7"/>| won <text:s text:c="3"/>| mumbai <text:s text:c="7"/>| tanmay@gmail.com | ZS <text:s text:c="10"/>| mumbai <text:s text:c="6"/>|</text:p>
      <text:p text:style-name="P1">+---------------+--------+---------------+------------------+--------------+--------------+</text:p>
      <text:p text:style-name="P1">10 rows in set (0.00 sec)</text:p>
      <text:p text:style-name="P1"/>
      <text:p text:style-name="P1">mysql&gt; SELECT DISTINCT E.name</text:p>
      <text:p text:style-name="P1"><text:s text:c="4"/>-&gt; FROM EMPLOYEE E</text:p>
      <text:p text:style-name="P1"><text:s text:c="4"/>-&gt; JOIN COMPANY C ON E.city = C.city</text:p>
      <text:p text:style-name="P1"><text:s text:c="4"/>-&gt; WHERE C.city = 'Mumbai';</text:p>
      <text:p text:style-name="P1">+--------+</text:p>
      <text:p text:style-name="P1">| name <text:s text:c="2"/>|</text:p>
      <text:p text:style-name="P1">+--------+</text:p>
      <text:p text:style-name="P1">| somil <text:s/>|</text:p>
      <text:p text:style-name="P1">| tanmay |</text:p>
      <text:p text:style-name="P1">+--------+</text:p>
      <text:p text:style-name="P1">2 rows in set (0.00 se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sql&gt; UPDATE EMPLOYEE </text:p>
      <text:p text:style-name="P1"><text:s text:c="4"/>-&gt; SET name = 'john' WHERE name is NULL;</text:p>
      <text:p text:style-name="P1">Query OK, 1 row affected (0.13 sec)</text:p>
      <text:p text:style-name="P1">Rows matched: 1 <text:s/>Changed: 1 <text:s/>Warnings: 0</text:p>
      <text:p text:style-name="P1"/>
      <text:p text:style-name="P1">mysql&gt; SELECT * FROM EMPLOYEE;</text:p>
      <text:p text:style-name="P1">+--------+---------+----------+------------------+</text:p>
      <text:p text:style-name="P1">| name <text:s text:c="2"/>| street <text:s/>| city <text:s text:c="4"/>| email_id <text:s text:c="8"/>|</text:p>
      <text:p text:style-name="P1">+--------+---------+----------+------------------+</text:p>
      <text:p text:style-name="P1">| harry <text:s/>| vc <text:s text:c="5"/>| chicago <text:s/>| harry@gmail.com <text:s/>|</text:p>
      <text:p text:style-name="P1">| john <text:s text:c="2"/>| oldtown | ottawa <text:s text:c="2"/>| john@gmail.com <text:s text:c="2"/>|</text:p>
      <text:p text:style-name="P1">| ram <text:s text:c="3"/>| mg <text:s text:c="5"/>| pune <text:s text:c="4"/>| ram@gmail.com <text:s text:c="3"/>|</text:p>
      <text:p text:style-name="P1">| ramesh | bakshi <text:s/>| jamnagar | ramesh@gmail.com |</text:p>
      <text:p text:style-name="P1">| rishi <text:s/>| fc <text:s text:c="5"/>| pune <text:s text:c="4"/>| rishi@gmail.com <text:s/>|</text:p>
      <text:p text:style-name="P1">| somil <text:s/>| break <text:s text:c="2"/>| mumbai <text:s text:c="2"/>| somil@gmail.com <text:s/>|</text:p>
      <text:p text:style-name="P1">| sunita | tano <text:s text:c="3"/>| jaipur <text:s text:c="2"/>| sunita@gmail.com |</text:p>
      <text:p text:style-name="P1">| tanmay | won <text:s text:c="4"/>| mumbai <text:s text:c="2"/>| tanmay@gmail.com |</text:p>
      <text:p text:style-name="P1">+--------+---------+----------+------------------+</text:p>
      <text:p text:style-name="P1">8 rows in set (0.00 sec)</text:p>
      <text:p text:style-name="P1"/>
      <text:p text:style-name="P1"/>
      <text:p text:style-name="P1">mysql&gt; SELECT * FROM EMPLOYEE WHERE name = 'rishi' AND street = 'fc';</text:p>
      <text:p text:style-name="P1">+-------+--------+------+-----------------+</text:p>
      <text:p text:style-name="P1">| name <text:s/>| street | city | email_id <text:s text:c="7"/>|</text:p>
      <text:p text:style-name="P1">+-------+--------+------+-----------------+</text:p>
      <text:p text:style-name="P1">| rishi | fc <text:s text:c="4"/>| pune | rishi@gmail.com |</text:p>
      <text:p text:style-name="P1">+-------+--------+------+-----------------+</text:p>
      <text:p text:style-name="P1">1 row in set (0.00 sec)</text:p>
      <text:p text:style-name="P1"/>
      <text:p text:style-name="P1">VIEWS</text:p>
      <text:p text:style-name="P1"/>
      <text:p text:style-name="P1">mysql&gt; CREATE VIEW ZS_EMPLOYEES AS SELECT* <text:s/>FROM WORKS WHERE company_name='ZS';</text:p>
      <text:p text:style-name="P1">Query OK, 0 rows affected (0.03 sec)</text:p>
      <text:p text:style-name="P1"/>
      <text:p text:style-name="P1"><text:s/>ALTER VIEW ZS_EMPLOYEES AS </text:p>
      <text:p text:style-name="P1"><text:s text:c="4"/>-&gt; SELECT * </text:p>
      <text:p text:style-name="P1"><text:s text:c="4"/>-&gt; FROM WORKS </text:p>
      <text:p text:style-name="P1"><text:s text:c="4"/>-&gt; WHERE company_name = 'ZS' AND salary &gt;50000;</text:p>
      <text:p text:style-name="P1">Query OK, 0 rows affected (0.05 sec)</text:p>
      <text:p text:style-name="P1"/>
      <text:p text:style-name="P3">mysql&gt; DROP VIEW high_salary_employee;</text:p>
      <text:p text:style-name="P2">Query OK, 0 rows affected (0.00 sec)</text:p>
      <text:p text:style-name="P1"/>
      <text:p text:style-name="P1">ALTER COMMANDS</text:p>
      <text:p text:style-name="P1">mysql&gt; ALTER TABLE WORKS DROP e_id;</text:p>
      <text:p text:style-name="P1">Query OK, 0 rows affected (0.47 sec)</text:p>
      <text:p text:style-name="P1">Records: 0 <text:s/>Duplicates: 0 <text:s/>Warnings: 0</text:p>
      <text:p text:style-name="P1"/>
      <text:p text:style-name="P1">mysql&gt; ALTER TABLE MANAGES DROP e_id;</text:p>
      <text:p text:style-name="P1">Query OK, 0 rows affected (0.83 sec)</text:p>
      <text:p text:style-name="P1">Records: 0 <text:s/>Duplicates: 0 <text:s/>Warnings: 0</text:p>
      <text:p text:style-name="P1"><text:soft-page-break/></text:p>
      <text:p text:style-name="P1">mysql&gt; ALTER TABLE MANAGES <text:s/>ADD PRIMARY KEY( email_id);</text:p>
      <text:p text:style-name="P1">Query OK, 0 rows affected (0.48 sec)</text:p>
      <text:p text:style-name="P1">Records: 0 <text:s/>Duplicates: 0 <text:s/>Warnings: 0</text:p>
      <text:p text:style-name="P1"/>
      <text:p text:style-name="P1">mysql&gt; ALTER TABLE WORKS <text:s/>ADD PRIMARY KEY( email_id);</text:p>
      <text:p text:style-name="P1">Query OK, 0 rows affected (0.94 sec)</text:p>
      <text:p text:style-name="P1">Records: 0 <text:s/>Duplicates: 0 <text:s/>Warnings: 0</text:p>
      <text:p text:style-name="P1"/>
      <text:p text:style-name="P1">mysql&gt; ALTER TABLE COMPANY <text:s/>ADD PRIMARY KEY( company_name, city);</text:p>
      <text:p text:style-name="P1">Query OK, 0 rows affected (0.44 sec)</text:p>
      <text:p text:style-name="P1">Records: 0 <text:s/>Duplicates: 0 <text:s/>Warnings: 0</text:p>
      <text:p text:style-name="P1"/>
      <text:p text:style-name="P1">mysql&gt; ALTER TABLE EMPLOYEE DROP e_id;</text:p>
      <text:p text:style-name="P1">Query OK, 6 rows affected (0.69 sec)</text:p>
      <text:p text:style-name="P1">Records: 6 <text:s/>Duplicates: 0 <text:s/>Warnings: 0</text:p>
      <text:p text:style-name="P1"/>
      <text:p text:style-name="P1">TABLE CREATION</text:p>
      <text:p text:style-name="P1">mysql&gt; CREATE TABLE EMPLOYEE (</text:p>
      <text:p text:style-name="P1"><text:s text:c="4"/>-&gt; email_id varchar(20), <text:s/>PRIMARY KEY,</text:p>
      <text:p text:style-name="P1"><text:s text:c="4"/>-&gt; name varchar (20),</text:p>
      <text:p text:style-name="P1"><text:s text:c="4"/>-&gt; street varchar(20),</text:p>
      <text:p text:style-name="P1"><text:s text:c="4"/>-&gt; city varchar(20));</text:p>
      <text:p text:style-name="P1">Query OK, 0 rows affected (0.22 sec)</text:p>
      <text:p text:style-name="P1"/>
      <text:p text:style-name="P1">mysql&gt; CREATE TABLE WORKS(</text:p>
      <text:p text:style-name="P1"><text:s text:c="4"/>-&gt; email_id varchar(20), company_name varchar(20), salary int );</text:p>
      <text:p text:style-name="P1">Query OK, 0 rows affected (0.30 sec)</text:p>
      <text:p text:style-name="P1"/>
      <text:p text:style-name="P1">mysql&gt; CREATE TABLE COMPANY (</text:p>
      <text:p text:style-name="P1"><text:s text:c="4"/>-&gt; company_name varchar(20), city varchar(20));</text:p>
      <text:p text:style-name="P1">Query OK, 0 rows affected (0.22 sec)</text:p>
      <text:p text:style-name="P1"/>
      <text:p text:style-name="P1">mysql&gt; CREATE TABLE MANAGES (</text:p>
      <text:p text:style-name="P1"><text:s text:c="4"/>-&gt; email_id varchar(20), , dept_name varchar(20));</text:p>
      <text:p text:style-name="P1">Query OK, 0 rows affected (0.24 sec)</text:p>
      <text:p text:style-name="P1"/>
      <text:p text:style-name="P1"/>
      <text:p text:style-name="P4">VIEWS- </text:p>
      <text:p text:style-name="P4"/>
      <text:p text:style-name="P1"/>
      <text:p text:style-name="P3">mysql&gt; CREATE VIEW high_employees AS SELECT company_name,email_id <text:s/>FROM WORKS WHERE company_name = 'ZS' AND salary &gt; 50000;</text:p>
      <text:p text:style-name="P3">Query OK, 0 rows affected (0.03 sec)</text:p>
      <text:p text:style-name="P3"/>
      <text:p text:style-name="P3">mysql&gt; SELECT * FROM high_employees;</text:p>
      <text:p text:style-name="P3">+--------------+----------------+</text:p>
      <text:p text:style-name="P3">| company_name | email_id <text:s text:c="6"/>|</text:p>
      <text:p text:style-name="P3">+--------------+----------------+</text:p>
      <text:p text:style-name="P3">| ZS <text:s text:c="10"/>| John@gmail.com |</text:p>
      <text:p text:style-name="P3">+--------------+----------------+</text:p>
      <text:p text:style-name="P3">1 row in set (0.00 sec)</text:p>
      <text:p text:style-name="P4"><text:soft-page-break/>INDEX- </text:p>
      <text:p text:style-name="P4"/>
      <text:p text:style-name="P3">mysql&gt; CREATE INDEX place on EMPLOYEE(city);</text:p>
      <text:p text:style-name="P3">Query OK, 0 rows affected (0.28 sec)</text:p>
      <text:p text:style-name="P3">Records: 0 <text:s/>Duplicates: 0 <text:s/>Warnings: 0</text:p>
      <text:p text:style-name="P3"/>
      <text:p text:style-name="P3">mysql&gt; SHOW INDEX FROM EMPLOYEE;</text:p>
      <text:p text:style-name="P3">+----------+------------+--------------+--------------+-------------+-----------+-------------+----------+--------+------+------------+---------+---------------+</text:p>
      <text:p text:style-name="P3">| Table <text:s text:c="3"/>| Non_unique | Key_name <text:s text:c="4"/>| Seq_in_index | Column_name | Collation | Cardinality | Sub_part | Packed | Null | Index_type | Comment | Index_comment |</text:p>
      <text:p text:style-name="P3">+----------+------------+--------------+--------------+-------------+-----------+-------------+----------+--------+------+------------+---------+---------------+</text:p>
      <text:p text:style-name="P3">| EMPLOYEE | <text:s text:c="9"/>1 | idx_lastname | <text:s text:c="11"/>1 | name <text:s text:c="7"/>| A <text:s text:c="8"/>| <text:s text:c="10"/>6 | <text:s text:c="4"/>NULL | NULL <text:s text:c="2"/>| YES <text:s/>| BTREE <text:s text:c="5"/>| <text:s text:c="8"/>| <text:s text:c="14"/>|</text:p>
      <text:p text:style-name="P3">| EMPLOYEE | <text:s text:c="9"/>1 | name <text:s text:c="8"/>| <text:s text:c="11"/>1 | name <text:s text:c="7"/>| A <text:s text:c="8"/>| <text:s text:c="10"/>6 | <text:s text:c="4"/>NULL | NULL <text:s text:c="2"/>| YES <text:s/>| BTREE <text:s text:c="5"/>| <text:s text:c="8"/>| <text:s text:c="14"/>|</text:p>
      <text:p text:style-name="P3">| EMPLOYEE | <text:s text:c="9"/>1 | place <text:s text:c="7"/>| <text:s text:c="11"/>1 | city <text:s text:c="7"/>| A <text:s text:c="8"/>| <text:s text:c="10"/>4 | <text:s text:c="4"/>NULL | NULL <text:s text:c="2"/>| YES <text:s/>| BTREE <text:s text:c="5"/>| <text:s text:c="8"/>| <text:s text:c="14"/>|</text:p>
      <text:p text:style-name="P3">+----------+------------+--------------+--------------+-------------+-----------+-------------+----------+--------+------+------------+---------+---------------+</text:p>
      <text:p text:style-name="P3">3 rows in set (0.00 sec)</text:p>
      <text:p text:style-name="P3"/>
      <text:p text:style-name="P3">mysql&gt; CREATE INDEX place on COMPANY(city);</text:p>
      <text:p text:style-name="P3">Query OK, 0 rows affected (0.28 sec)</text:p>
      <text:p text:style-name="P3">Records: 0 <text:s/>Duplicates: 0 <text:s/>Warnings: 0</text:p>
      <text:p text:style-name="P3"/>
      <text:p text:style-name="P3">mysql&gt; SHOW INDEX FROM COMPANY ;</text:p>
      <text:p text:style-name="P3">+---------+------------+----------+--------------+--------------+-----------+-------------+----------+--------+------+------------+---------+---------------+</text:p>
      <text:p text:style-name="P3">| Table <text:s text:c="2"/>| Non_unique | Key_name | Seq_in_index | Column_name <text:s/>| Collation | Cardinality | Sub_part | Packed | Null | Index_type | Comment | Index_comment |</text:p>
      <text:p text:style-name="P3">+---------+------------+----------+--------------+--------------+-----------+-------------+----------+--------+------+------------+---------+---------------+</text:p>
      <text:p text:style-name="P3">| COMPANY | <text:s text:c="9"/>0 | PRIMARY <text:s/>| <text:s text:c="11"/>1 | company_name | A <text:s text:c="8"/>| <text:s text:c="10"/>1 | <text:s text:c="4"/>NULL | NULL <text:s text:c="2"/>| <text:s text:c="5"/>| BTREE <text:s text:c="5"/>| <text:s text:c="8"/>| <text:s text:c="14"/>|</text:p>
      <text:p text:style-name="P3">| COMPANY | <text:s text:c="9"/>0 | PRIMARY <text:s/>| <text:s text:c="11"/>2 | city <text:s text:c="8"/>| A <text:s text:c="8"/>| <text:s text:c="10"/>1 | <text:s text:c="4"/>NULL | NULL <text:s text:c="2"/>| <text:s text:c="5"/>| BTREE <text:s text:c="5"/>| <text:s text:c="8"/>| <text:s text:c="14"/>|</text:p>
      <text:p text:style-name="P3">| COMPANY | <text:s text:c="9"/>1 | idx_name | <text:s text:c="11"/>1 | company_name | A <text:s text:c="8"/>| <text:s text:c="10"/>1 | <text:s text:c="4"/>NULL | NULL <text:s text:c="2"/>| <text:s text:c="5"/>| BTREE <text:s text:c="5"/>| <text:s text:c="8"/>| <text:s text:c="14"/>|</text:p>
      <text:p text:style-name="P3">| COMPANY | <text:s text:c="9"/>1 | place <text:s text:c="3"/>| <text:s text:c="11"/>1 | city <text:s text:c="8"/>| A <text:s text:c="8"/>| <text:s text:c="10"/>1 | <text:s text:c="4"/>NULL | NULL <text:s text:c="2"/>| <text:s text:c="5"/>| BTREE <text:s text:c="5"/>| <text:s text:c="8"/>| <text:s text:c="14"/>|</text:p>
      <text:p text:style-name="P3">+---------+------------+----------+--------------+--------------+-----------+-------------+----------+--------+------+------------+---------+---------------+</text:p>
      <text:p text:style-name="P3">4 rows in set (0.00 sec)</text:p>
      <text:p text:style-name="P3"/>
      <text:p text:style-name="P3">mysql&gt; INSERT INTO high_employees(name,email_id)</text:p>
      <text:p text:style-name="P3"><text:s text:c="4"/>-&gt; VALUES('harry', 'harry@gmail.com');</text:p>
      <text:p text:style-name="P3">ERROR 1054 (42S22): Unknown column 'name' in 'field list'</text:p>
      <text:p text:style-name="P3">mysql&gt; INSERT INTO high_employees(company_name,email_id) VALUES('TCS', 'harry@gmail.com');</text:p>
      <text:p text:style-name="P3">Query OK, 1 row affected (0.03 sec)</text:p>
      <text:p text:style-name="P3"><text:soft-page-break/></text:p>
      <text:p text:style-name="P3">mysql&gt; SELECT * FROM high_employees;</text:p>
      <text:p text:style-name="P3">+--------------+----------------+</text:p>
      <text:p text:style-name="P3">| company_name | email_id <text:s text:c="6"/>|</text:p>
      <text:p text:style-name="P3">+--------------+----------------+</text:p>
      <text:p text:style-name="P3">| ZS <text:s text:c="10"/>| John@gmail.com |</text:p>
      <text:p text:style-name="P3">+--------------+----------------+</text:p>
      <text:p text:style-name="P3">1 row in set (0.00 sec)</text:p>
      <text:p text:style-name="P3"/>
      <text:p text:style-name="P3">mysql&gt; CREATE VIEW SALARY_employees AS SELECT company_name,email_id <text:s/>FROM WORKS WHERE company_name = 'oracle' AND salary &gt; 50000;</text:p>
      <text:p text:style-name="P3">Query OK, 0 rows affected (0.03 sec)</text:p>
      <text:p text:style-name="P3"/>
      <text:p text:style-name="P3">mysql&gt; SELECT * FROM SALARY_employees;</text:p>
      <text:p text:style-name="P3">+--------------+-----------------+</text:p>
      <text:p text:style-name="P3">| company_name | email_id <text:s text:c="7"/>|</text:p>
      <text:p text:style-name="P3">+--------------+-----------------+</text:p>
      <text:p text:style-name="P3">| oracle <text:s text:c="6"/>| rishi@gmail.com |</text:p>
      <text:p text:style-name="P3">+--------------+-----------------+</text:p>
      <text:p text:style-name="P3">1 row in set (0.00 sec)</text:p>
      <text:p text:style-name="P3"/>
      <text:p text:style-name="P3">mysql&gt; INSERT INTO SALARY_employees(company_name,email_id) VALUES('oracle', 'harry</text:p>
      <text:p text:style-name="P3">ERROR 1062 (23000): Duplicate entry 'harry@gmail.com' for key 'PRIMARY'</text:p>
      <text:p text:style-name="P3">mysql&gt; INSERT INTO SALARY_employees(company_name,email_id) VALUES('oracle', 'hitesh@gmail.com');</text:p>
      <text:p text:style-name="P3">Query OK, 1 row affected (0.03 sec)</text:p>
      <text:p text:style-name="P3"/>
      <text:p text:style-name="P3">mysql&gt; SELECT * FROM SALARY_employees; <text:s text:c="41"/>+--------------+-----------------+</text:p>
      <text:p text:style-name="P3">| company_name | email_id <text:s text:c="7"/>|</text:p>
      <text:p text:style-name="P3">+--------------+-----------------+</text:p>
      <text:p text:style-name="P3">| oracle <text:s text:c="6"/>| rishi@gmail.com |</text:p>
      <text:p text:style-name="P3">+--------------+-----------------+</text:p>
      <text:p text:style-name="P3">1 row in set (0.00 sec)</text:p>
      <text:p text:style-name="P4"/>
      <text:p text:style-name="P4"/>
      <text:p text:style-name="P4">SEQUENCE- </text:p>
      <text:p text:style-name="P4"/>
      <text:p text:style-name="P3">mysql&gt; CREATE TABLE sequence( id INT AUTO_INCREMENT PRIMARY KEY, name VARCHAR(50));</text:p>
      <text:p text:style-name="P3">Query OK, 0 rows affected (0.27 sec)</text:p>
      <text:p text:style-name="P3"/>
      <text:p text:style-name="P3">mysql&gt; INSERT INTO sequence (name) VALUES ('test1'),('test2');</text:p>
      <text:p text:style-name="P3">Query OK, 2 rows affected (0.04 sec)</text:p>
      <text:p text:style-name="P2">Records: 2 <text:s/>Duplicates: 0 <text:s/>Warnings: 0</text:p>
      <text:p text:style-name="P2"/>
      <text:p text:style-name="P3">mysql&gt; SELECT * FROM sequence;</text:p>
      <text:p text:style-name="P3">+----+-------+</text:p>
      <text:p text:style-name="P3">| id | name <text:s/>|</text:p>
      <text:p text:style-name="P3">+----+-------+</text:p>
      <text:p text:style-name="P3">| <text:s/>1 | test1 |</text:p>
      <text:p text:style-name="P3">| <text:s/>2 | test2 |</text:p>
      <text:p text:style-name="P3"><text:soft-page-break/>+----+-------+</text:p>
      <text:p text:style-name="P2">2 rows in set (0.00 sec)</text:p>
      <text:p text:style-name="P2"/>
      <text:p text:style-name="P3">mysql&gt; UPDATE WORKS SET salary = 80000 <text:s text:c="2"/>WHERE company_name = 'oracle' AND email_id ='John@gmail.com';</text:p>
      <text:p text:style-name="P3">Query OK, 0 rows affected (0.00 sec)</text:p>
      <text:p text:style-name="P3">Rows matched: 0 <text:s/>Changed: 0 <text:s/>Warnings: 0</text:p>
      <text:p text:style-name="P2"/>
      <text:p text:style-name="P3">mysql&gt; CREATE VIEW ORACLE AS </text:p>
      <text:p text:style-name="P3"><text:s text:c="4"/>-&gt; </text:p>
      <text:p text:style-name="P3"><text:s text:c="4"/>-&gt; SELECT company_name,salary,email_id</text:p>
      <text:p text:style-name="P3"><text:s text:c="4"/>-&gt; FROM WORKS</text:p>
      <text:p text:style-name="P3"><text:s text:c="4"/>-&gt; WHERE salary&gt;50000;</text:p>
      <text:p text:style-name="P3">Query OK, 0 rows affected (0.05 sec)</text:p>
      <text:p text:style-name="P3"/>
      <text:p text:style-name="P3">mysql&gt; SELECT DISTINCT* FROM ORACLE;</text:p>
      <text:p text:style-name="P3">+--------------+---------+------------------+</text:p>
      <text:p text:style-name="P3">| company_name | salary <text:s/>| email_id <text:s text:c="8"/>|</text:p>
      <text:p text:style-name="P3">+--------------+---------+------------------+</text:p>
      <text:p text:style-name="P3">| oracle <text:s text:c="6"/>| <text:s text:c="2"/>80000 | hitesh@gmail.com |</text:p>
      <text:p text:style-name="P3">| ZS <text:s text:c="10"/>| <text:s text:c="2"/>60000 | John@gmail.com <text:s text:c="2"/>|</text:p>
      <text:p text:style-name="P3">| oracle <text:s text:c="6"/>| 1000000 | rishi@gmail.com <text:s/>|</text:p>
      <text:p text:style-name="P3">| oracle <text:s text:c="6"/>| <text:s text:c="2"/>70000 | shruti@gmail.com |</text:p>
      <text:p text:style-name="P3">| Mastercard <text:s text:c="2"/>| <text:s/>200000 | tanmay@gmail.com |</text:p>
      <text:p text:style-name="P3">+--------------+---------+------------------+</text:p>
      <text:p text:style-name="P3">5 rows in set (0.01 sec)</text:p>
      <text:p text:style-name="P3"/>
      <text:p text:style-name="P3">mysql&gt; CREATE VIEW ORACLE_ONLY <text:s/>AS <text:s text:c="2"/>SELECT company_name,salary,email_id FROM WORKS WHERE company_name ='oracle' AND salary&gt;50000;</text:p>
      <text:p text:style-name="P3">Query OK, 0 rows affected (0.04 sec)</text:p>
      <text:p text:style-name="P3"/>
      <text:p text:style-name="P3">mysql&gt; SELECT DISTINCT* FROM ORACLE_ONLY ;</text:p>
      <text:p text:style-name="P3">+--------------+---------+------------------+</text:p>
      <text:p text:style-name="P3">| company_name | salary <text:s/>| email_id <text:s text:c="8"/>|</text:p>
      <text:p text:style-name="P3">+--------------+---------+------------------+</text:p>
      <text:p text:style-name="P3">| oracle <text:s text:c="6"/>| <text:s text:c="2"/>80000 | hitesh@gmail.com |</text:p>
      <text:p text:style-name="P3">| oracle <text:s text:c="6"/>| 1000000 | rishi@gmail.com <text:s/>|</text:p>
      <text:p text:style-name="P3">| oracle <text:s text:c="6"/>| <text:s text:c="2"/>70000 | shruti@gmail.com |</text:p>
      <text:p text:style-name="P3">+--------------+---------+------------------+</text:p>
      <text:p text:style-name="P3">3 rows in set (0.00 sec)</text:p>
      <text:p text:style-name="P3"/>
      <text:p text:style-name="P3">mysql&gt; DROP VIEW ORACLE_ONLY;</text:p>
      <text:p text:style-name="P2">Query OK, 0 rows affected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4T12:25:30.579077471</meta:creation-date>
    <dc:date>2025-07-24T12:45:21.717727890</dc:date>
    <meta:editing-duration>PT6M32S</meta:editing-duration>
    <meta:editing-cycles>1</meta:editing-cycles>
    <meta:document-statistic meta:table-count="0" meta:image-count="0" meta:object-count="0" meta:page-count="9" meta:paragraph-count="368" meta:word-count="2409" meta:character-count="17484" meta:non-whitespace-character-count="12938"/>
    <meta:generator>LibreOffice/6.0.7.3$Linux_X86_64 LibreOffice_project/00m0$Build-3</meta:generator>
  </office:meta>
</office:document-meta>
</file>